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officeooo:rsid="0008e00c" officeooo:paragraph-rsid="0008e00c" style:font-size-asian="10.5pt" style:font-style-asian="italic" style:font-size-complex="12pt" style:font-style-complex="italic"/>
    </style:style>
    <style:style style:name="P2" style:family="paragraph" style:parent-style-name="Standard">
      <style:text-properties fo:font-size="14pt" officeooo:rsid="0006887b" officeooo:paragraph-rsid="0006887b" style:font-size-asian="12.25pt" style:font-size-complex="14pt"/>
    </style:style>
    <style:style style:name="P3" style:family="paragraph" style:parent-style-name="Standard">
      <style:text-properties fo:font-size="14pt" fo:font-style="italic" officeooo:rsid="0008af09" officeooo:paragraph-rsid="0008af09" style:font-size-asian="12.25pt" style:font-style-asian="italic" style:font-size-complex="14pt" style:font-style-complex="italic"/>
    </style:style>
    <style:style style:name="P4" style:family="paragraph" style:parent-style-name="Standard">
      <style:text-properties style:font-name="FreeSans" fo:font-size="24pt" officeooo:rsid="00060907" style:font-size-asian="24pt" style:font-size-complex="24pt"/>
    </style:style>
    <style:style style:name="P5" style:family="paragraph" style:parent-style-name="Standard">
      <style:text-properties style:font-name="FreeSans" fo:font-size="14pt" fo:font-style="italic" officeooo:rsid="0008af09" officeooo:paragraph-rsid="0008af09" style:font-size-asian="12.25pt" style:font-style-asian="italic" style:font-size-complex="14pt" style:font-style-complex="italic"/>
    </style:style>
    <style:style style:name="P6" style:family="paragraph" style:parent-style-name="Standard">
      <style:text-properties style:font-name="FreeSans" fo:font-size="14pt" fo:font-style="italic" officeooo:rsid="000def42" officeooo:paragraph-rsid="000def42" style:font-size-asian="12.25pt" style:font-style-asian="italic" style:font-size-complex="14pt" style:font-style-complex="italic"/>
    </style:style>
    <style:style style:name="P7" style:family="paragraph" style:parent-style-name="Standard">
      <style:text-properties style:font-name="FreeSans" fo:font-size="14pt" fo:font-style="italic" officeooo:rsid="000e8947" officeooo:paragraph-rsid="000e8947" style:font-size-asian="12.25pt" style:font-style-asian="italic" style:font-size-complex="14pt" style:font-style-complex="italic"/>
    </style:style>
    <style:style style:name="P8" style:family="paragraph" style:parent-style-name="Standard">
      <style:text-properties style:font-name="FreeSans" fo:font-size="14pt" fo:font-style="italic" officeooo:rsid="00100081" officeooo:paragraph-rsid="00100081" style:font-size-asian="12.25pt" style:font-style-asian="italic" style:font-size-complex="14pt" style:font-style-complex="italic"/>
    </style:style>
    <style:style style:name="P9" style:family="paragraph" style:parent-style-name="Standard">
      <style:text-properties style:font-name="FreeSans" fo:font-size="14pt" fo:font-style="italic" officeooo:rsid="00117d78" officeooo:paragraph-rsid="00117d78" style:font-size-asian="12.25pt" style:font-style-asian="italic" style:font-size-complex="14pt" style:font-style-complex="italic"/>
    </style:style>
    <style:style style:name="P10" style:family="paragraph" style:parent-style-name="Standard">
      <style:text-properties style:font-name="FreeSans" fo:font-size="14pt" fo:font-style="italic" fo:font-weight="normal" officeooo:rsid="00117d78" officeooo:paragraph-rsid="00117d78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text-properties style:font-name="FreeSans" fo:font-size="14pt" officeooo:rsid="0006887b" officeooo:paragraph-rsid="0006887b" style:font-size-asian="12.25pt" style:font-size-complex="14pt"/>
    </style:style>
    <style:style style:name="P12" style:family="paragraph" style:parent-style-name="Standard">
      <style:text-properties style:font-name="FreeSans" fo:font-size="12pt" fo:font-style="normal" officeooo:rsid="0008af09" officeooo:paragraph-rsid="0008af09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FreeSans" fo:font-size="12pt" fo:font-style="normal" officeooo:rsid="0008e00c" officeooo:paragraph-rsid="0008e00c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FreeSans" fo:font-size="12pt" fo:font-style="normal" officeooo:rsid="000aead5" officeooo:paragraph-rsid="0008e00c" style:font-size-asian="10.5pt" style:font-style-asian="normal" style:font-size-complex="12pt" style:font-style-complex="normal"/>
    </style:style>
    <style:style style:name="P15" style:family="paragraph" style:parent-style-name="Standard">
      <style:text-properties style:font-name="FreeSans" fo:font-size="12pt" fo:font-style="normal" officeooo:rsid="000aead5" officeooo:paragraph-rsid="000aead5" style:font-size-asian="10.5pt" style:font-style-asian="normal" style:font-size-complex="12pt" style:font-style-complex="normal"/>
    </style:style>
    <style:style style:name="P16" style:family="paragraph" style:parent-style-name="Standard">
      <style:text-properties style:font-name="FreeSans" fo:font-size="12pt" fo:font-style="normal" officeooo:rsid="000c7589" officeooo:paragraph-rsid="000c7589" style:font-size-asian="10.5pt" style:font-style-asian="normal" style:font-size-complex="12pt" style:font-style-complex="normal"/>
    </style:style>
    <style:style style:name="P17" style:family="paragraph" style:parent-style-name="Standard">
      <style:text-properties style:font-name="FreeSans" fo:font-size="12pt" fo:font-style="normal" officeooo:rsid="000c82fd" officeooo:paragraph-rsid="000def42" style:font-size-asian="10.5pt" style:font-style-asian="normal" style:font-size-complex="12pt" style:font-style-complex="normal"/>
    </style:style>
    <style:style style:name="P18" style:family="paragraph" style:parent-style-name="Standard">
      <style:text-properties style:font-name="FreeSans" fo:font-size="12pt" fo:font-style="normal" officeooo:rsid="000c82fd" officeooo:paragraph-rsid="000e8947" style:font-size-asian="10.5pt" style:font-style-asian="normal" style:font-size-complex="12pt" style:font-style-complex="normal"/>
    </style:style>
    <style:style style:name="P19" style:family="paragraph" style:parent-style-name="Standard">
      <style:text-properties style:font-name="FreeSans" fo:font-size="12pt" fo:font-style="normal" officeooo:rsid="000def42" officeooo:paragraph-rsid="000def42" style:font-size-asian="10.5pt" style:font-style-asian="normal" style:font-size-complex="12pt" style:font-style-complex="normal"/>
    </style:style>
    <style:style style:name="P20" style:family="paragraph" style:parent-style-name="Standard">
      <style:text-properties style:font-name="FreeSans" fo:font-size="12pt" fo:font-style="normal" officeooo:rsid="000def42" officeooo:paragraph-rsid="000e8947" style:font-size-asian="10.5pt" style:font-style-asian="normal" style:font-size-complex="12pt" style:font-style-complex="normal"/>
    </style:style>
    <style:style style:name="P21" style:family="paragraph" style:parent-style-name="Standard">
      <style:text-properties style:font-name="FreeSans" fo:font-size="12pt" fo:font-style="normal" officeooo:rsid="000eb8de" officeooo:paragraph-rsid="000eb8de" style:font-size-asian="10.5pt" style:font-style-asian="normal" style:font-size-complex="12pt" style:font-style-complex="normal"/>
    </style:style>
    <style:style style:name="P22" style:family="paragraph" style:parent-style-name="Standard">
      <style:text-properties style:font-name="FreeSans" fo:font-size="12pt" fo:font-style="normal" officeooo:rsid="00100081" officeooo:paragraph-rsid="00100081" style:font-size-asian="10.5pt" style:font-style-asian="normal" style:font-size-complex="12pt" style:font-style-complex="normal"/>
    </style:style>
    <style:style style:name="P23" style:family="paragraph" style:parent-style-name="Standard">
      <style:text-properties style:font-name="FreeSans" fo:font-size="12pt" fo:font-style="normal" officeooo:rsid="00114dcd" officeooo:paragraph-rsid="00114dcd" style:font-size-asian="10.5pt" style:font-style-asian="normal" style:font-size-complex="12pt" style:font-style-complex="normal"/>
    </style:style>
    <style:style style:name="P24" style:family="paragraph" style:parent-style-name="Standard">
      <style:text-properties style:font-name="FreeSans" fo:font-size="12pt" fo:font-style="normal" officeooo:rsid="00117d78" officeooo:paragraph-rsid="00117d78" style:font-size-asian="10.5pt" style:font-style-asian="normal" style:font-size-complex="12pt" style:font-style-complex="normal"/>
    </style:style>
    <style:style style:name="P25" style:family="paragraph" style:parent-style-name="Standard">
      <style:text-properties style:font-name="FreeSans" fo:font-size="12pt" fo:font-style="normal" fo:font-weight="normal" officeooo:rsid="00117d78" officeooo:paragraph-rsid="00117d7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FreeSans" fo:font-size="12pt" fo:font-style="italic" officeooo:rsid="0008e00c" officeooo:paragraph-rsid="0008e00c" style:font-size-asian="10.5pt" style:font-style-asian="italic" style:font-size-complex="12pt" style:font-style-complex="italic"/>
    </style:style>
    <style:style style:name="P27" style:family="paragraph" style:parent-style-name="Standard">
      <style:text-properties style:font-name="FreeSans" fo:font-size="12pt" fo:font-style="italic" officeooo:rsid="000aead5" officeooo:paragraph-rsid="000aead5" style:font-size-asian="10.5pt" style:font-style-asian="italic" style:font-size-complex="12pt" style:font-style-complex="italic"/>
    </style:style>
    <style:style style:name="P28" style:family="paragraph" style:parent-style-name="Standard">
      <style:text-properties style:font-name="FreeSans" fo:font-size="12pt" fo:font-style="italic" officeooo:rsid="000c82fd" officeooo:paragraph-rsid="000c82fd" style:font-size-asian="10.5pt" style:font-style-asian="italic" style:font-size-complex="12pt" style:font-style-complex="italic"/>
    </style:style>
    <style:style style:name="P29" style:family="paragraph" style:parent-style-name="Standard">
      <style:text-properties style:font-name="FreeSans" fo:font-size="12pt" fo:font-style="italic" officeooo:rsid="000eb8de" officeooo:paragraph-rsid="000eb8de" style:font-size-asian="10.5pt" style:font-style-asian="italic" style:font-size-complex="12pt" style:font-style-complex="italic"/>
    </style:style>
    <style:style style:name="P30" style:family="paragraph" style:parent-style-name="Standard">
      <style:text-properties style:font-name="FreeSans" fo:font-size="12pt" fo:font-style="italic" officeooo:rsid="00114dcd" officeooo:paragraph-rsid="00114dcd" style:font-size-asian="10.5pt" style:font-style-asian="italic" style:font-size-complex="12pt" style:font-style-complex="italic"/>
    </style:style>
    <style:style style:name="P31" style:family="paragraph" style:parent-style-name="Standard">
      <style:text-properties style:font-name="FreeSans" fo:font-size="12pt" fo:font-style="italic" fo:font-weight="normal" officeooo:rsid="00117d78" officeooo:paragraph-rsid="00117d78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FreeSans" fo:font-size="12pt" officeooo:rsid="0006e13c" officeooo:paragraph-rsid="0006887b" style:font-size-asian="10.5pt" style:font-size-complex="12pt"/>
    </style:style>
    <style:style style:name="P33" style:family="paragraph" style:parent-style-name="Standard">
      <style:text-properties style:font-name="FreeSans" fo:font-size="12pt" officeooo:rsid="0008af09" officeooo:paragraph-rsid="0006e13c" style:font-size-asian="10.5pt" style:font-size-complex="12pt"/>
    </style:style>
    <style:style style:name="P34" style:family="paragraph" style:parent-style-name="Standard">
      <style:text-properties style:font-name="FreeSans" fo:font-size="12pt" officeooo:rsid="0008af09" officeooo:paragraph-rsid="0008af09" style:font-size-asian="10.5pt" style:font-size-complex="12pt"/>
    </style:style>
    <style:style style:name="P35" style:family="paragraph" style:parent-style-name="Standard" style:list-style-name="L1">
      <style:text-properties style:font-name="FreeSans" fo:font-size="12pt" officeooo:rsid="0006e13c" officeooo:paragraph-rsid="0006e13c" style:font-size-asian="10.5pt" style:font-size-complex="12pt"/>
    </style:style>
    <style:style style:name="P36" style:family="paragraph" style:parent-style-name="Standard" style:list-style-name="L2">
      <style:text-properties style:font-name="FreeSans" fo:font-size="12pt" fo:font-style="normal" officeooo:rsid="000def42" officeooo:paragraph-rsid="000def42" style:font-size-asian="10.5pt" style:font-style-asian="normal" style:font-size-complex="12pt" style:font-style-complex="normal"/>
    </style:style>
    <style:style style:name="P37" style:family="paragraph" style:parent-style-name="Standard" style:list-style-name="L3">
      <style:text-properties style:font-name="FreeSans" fo:font-size="12pt" fo:font-style="normal" officeooo:rsid="000eb8de" officeooo:paragraph-rsid="000eb8de" style:font-size-asian="10.5pt" style:font-style-asian="normal" style:font-size-complex="12pt" style:font-style-complex="normal"/>
    </style:style>
    <style:style style:name="P38" style:family="paragraph" style:parent-style-name="Standard" style:list-style-name="L4">
      <style:text-properties style:font-name="FreeSans" fo:font-size="12pt" fo:font-style="normal" officeooo:rsid="00100081" officeooo:paragraph-rsid="00100081" style:font-size-asian="10.5pt" style:font-style-asian="normal" style:font-size-complex="12pt" style:font-style-complex="normal"/>
    </style:style>
    <style:style style:name="P39" style:family="paragraph" style:parent-style-name="Standard" style:list-style-name="L4">
      <style:text-properties style:font-name="FreeSans" fo:font-size="12pt" fo:font-style="normal" officeooo:rsid="00114dcd" officeooo:paragraph-rsid="00114dcd" style:font-size-asian="10.5pt" style:font-style-asian="normal" style:font-size-complex="12pt" style:font-style-complex="normal"/>
    </style:style>
    <style:style style:name="P40" style:family="paragraph" style:parent-style-name="Standard">
      <style:text-properties style:font-name="FreeSans" fo:font-size="12pt" fo:font-style="normal" officeooo:rsid="0008e00c" officeooo:paragraph-rsid="0008e00c" style:font-size-asian="10.5pt" style:font-style-asian="normal" style:font-size-complex="12pt" style:font-style-complex="normal"/>
    </style:style>
    <style:style style:name="P41" style:family="paragraph" style:parent-style-name="Standard" style:list-style-name="L5">
      <style:text-properties style:font-name="FreeSans" fo:font-size="12pt" fo:font-style="normal" fo:font-weight="normal" officeooo:rsid="00117d78" officeooo:paragraph-rsid="00117d78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fo:font-size="12pt" officeooo:rsid="0006e13c" officeooo:paragraph-rsid="0006e13c" style:font-size-asian="10.5pt" style:font-size-complex="1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060907"/>
    </style:style>
    <style:style style:name="T3" style:family="text">
      <style:text-properties style:font-name="FreeSans" fo:font-size="24pt" officeooo:rsid="00060907" style:font-size-asian="24pt" style:font-size-complex="24pt"/>
    </style:style>
    <style:style style:name="T4" style:family="text">
      <style:text-properties style:font-name="FreeSans" fo:font-style="italic" style:font-style-asian="italic" style:font-style-complex="italic"/>
    </style:style>
    <style:style style:name="T5" style:family="text">
      <style:text-properties style:font-name="FreeSans" fo:font-style="italic" officeooo:rsid="00060907" style:font-style-asian="italic" style:font-style-complex="italic"/>
    </style:style>
    <style:style style:name="T6" style:family="text">
      <style:text-properties style:font-name="FreeSans" fo:font-style="italic" officeooo:rsid="0008af09" style:font-style-asian="italic" style:font-style-complex="italic"/>
    </style:style>
    <style:style style:name="T7" style:family="text">
      <style:text-properties style:font-name="FreeSans" officeooo:rsid="0008af09"/>
    </style:style>
    <style:style style:name="T8" style:family="text">
      <style:text-properties style:font-name="FreeSans" fo:font-style="normal" style:font-style-asian="normal" style:font-style-complex="normal"/>
    </style:style>
    <style:style style:name="T9" style:family="text">
      <style:text-properties style:font-name="FreeSans" fo:font-style="normal" officeooo:rsid="000aead5" style:font-style-asian="normal" style:font-style-complex="normal"/>
    </style:style>
    <style:style style:name="T10" style:family="text">
      <style:text-properties style:font-name="FreeSans" fo:font-style="normal" officeooo:rsid="0015d336" style:font-style-asian="normal" style:font-style-complex="normal"/>
    </style:style>
    <style:style style:name="T11" style:family="text">
      <style:text-properties style:font-name="FreeSans" officeooo:rsid="000def42"/>
    </style:style>
    <style:style style:name="T12" style:family="text">
      <style:text-properties officeooo:rsid="000c7589"/>
    </style:style>
    <style:style style:name="T13" style:family="text">
      <style:text-properties officeooo:rsid="000c82fd"/>
    </style:style>
    <style:style style:name="T14" style:family="text">
      <style:text-properties officeooo:rsid="000def42"/>
    </style:style>
    <style:style style:name="T15" style:family="text">
      <style:text-properties officeooo:rsid="000e8947"/>
    </style:style>
    <style:style style:name="T16" style:family="text">
      <style:text-properties officeooo:rsid="00100081"/>
    </style:style>
    <style:style style:name="T17" style:family="text">
      <style:text-properties officeooo:rsid="00114dcd"/>
    </style:style>
    <style:style style:name="T18" style:family="text">
      <style:text-properties officeooo:rsid="00117d7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29568" style:font-weight-asian="normal" style:font-weight-complex="normal"/>
    </style:style>
    <style:style style:name="T21" style:family="text">
      <style:text-properties officeooo:rsid="0015d3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3">Como cada função foi testada</text:span></text:p>
      <text:p text:style-name="P4"/>
      <text:p text:style-name="P3"><text:span text:style-name="T2">(</text:span><text:span text:style-name="T1">I) Função tree()</text:span></text:p>
      <text:p text:style-name="P5"/>
      <text:p text:style-name="P12">Teste: </text:p>
      <text:p text:style-name="P12"/>
      <text:p text:style-name="P26">Inicializar arvore</text:p>
      <text:p text:style-name="P13"/>
      <text:p text:style-name="P13">Cria-se uma árvore, insere-se uma pergunta de início. Depois, verifica-se se os dados do current da árvore confere com as inseridas, econfere se o current é igual ao root (o current no início é sempre declarado igual ao root).</text:p>
      <text:p text:style-name="P5"><text:tab/></text:p>
      <text:p text:style-name="P2"><text:span text:style-name="T6">(II) </text:span><text:span text:style-name="T5">F</text:span><text:span text:style-name="T4">unção insert</text:span><text:span text:style-name="T1"> </text:span><text:span text:style-name="T11">()</text:span></text:p>
      <text:p text:style-name="P11"/>
      <text:p text:style-name="P32">Recebe como parâmetros</text:p>
      <text:list xml:id="list2490265819696791820" text:style-name="L1">
        <text:list-item>
          <text:p text:style-name="P35">frase_entrada, uma string que representa a pergunta ou a resposta no nó da árvore.</text:p>
        </text:list-item>
        <text:list-item>
          <text:p text:style-name="P35">opcao_entrada, expressa se ele irá inserir no filho à direita( sim ) ou à esquerda (não) .</text:p>
        </text:list-item>
        <text:list-item>
          <text:p text:style-name="P42"><text:span text:style-name="T1">tipo_entrada, expressa o tipo de </text:span><text:span text:style-name="T7">frase do nó.</text:span></text:p>
        </text:list-item>
      </text:list>
      <text:p text:style-name="P33"/>
      <text:p text:style-name="P34">Teste: </text:p>
      <text:p text:style-name="P34"/>
      <text:p text:style-name="P26">Operações de inserções no início</text:p>
      <text:p text:style-name="P26"/>
      <text:p text:style-name="P1"><text:span text:style-name="T8">É testado se </text:span><text:span text:style-name="T9">a inserção de uma pergunta inicial e suas respostas contruirá a árvore, seguindo a estrutura pergunta(pai) com filhos respostas. </text:span><text:span text:style-name="T10">Desse modo, a saída será uma raiz com dois filhos, como verificado e confirmado pela saída de teste.</text:span></text:p>
      <text:p text:style-name="P14"/>
      <text:p text:style-name="P27">O jogo erra a resposta no início</text:p>
      <text:p text:style-name="P27"/>
      <text:p text:style-name="P15">É testado se o processo de inserção de uma pergunta no lugar de uma resposta errada( quando o usuário erra), e essa resposta e a resposta correta(inserida pelo usuário) são filhos dessa nova pergunta inserida no lugar certo(sim ou não, algo determinado pelo usuário) . Isso foi testado para todos os casos ocorrentes no início, ou seja, quando o programa erra quando o usuário escolhe sim, inserindo a resposta correta ou como sim ou não para a pergunta; ou quando o usuário escolhe não, seguindo a mesma lógica. Desse modo, tem-se 4 casos. <text:span text:style-name="T21">E como verificado em todos os casos, não há erros.</text:span></text:p>
      <text:p text:style-name="P15"/>
      <text:p text:style-name="P27">O jogo erra no decor<text:span text:style-name="T12">r</text:span>er</text:p>
      <text:p text:style-name="P27"/>
      <text:p text:style-name="P16">Nesse caso de teste, o raciocínio é análogo. Porém, o erro ao invés de ocorrer no início, ocorrerá no decorrer, cuja ocorrência pode ocorrer para cada caso do erro de resposta no início, como descrito anteriormente. Assim, para cada dos 4 casos anteriores, teremos <text:span text:style-name="T13">outros 4 casos, que é errar no sim ou nao, e para cada um a resposta entrar no sim ou não. Desse modo, teremos 16 casos de prosseguimento de jogo. O processo também prosseguiu sem problemas.</text:span></text:p>
      <text:p text:style-name="P16"><text:soft-page-break/></text:p>
      <text:p text:style-name="P16"/>
      <text:p text:style-name="P6">(<text:span text:style-name="T18">III</text:span>) Função eliminate<text:span text:style-name="T15">()</text:span></text:p>
      <text:p text:style-name="P6"/>
      <text:p text:style-name="P19">Recebe como parâmetros</text:p>
      <text:list xml:id="list8012775425378177644" text:style-name="L2">
        <text:list-item>
          <text:p text:style-name="P36">Opcao_usuario</text:p>
        </text:list-item>
      </text:list>
      <text:p text:style-name="P16"/>
      <text:p text:style-name="P28">Deletar uma sub-árvore</text:p>
      <text:p text:style-name="P17">Teste direcionado ao processo de deleção de sub-árvore. Nesse teste, cria-se uma árvore de profundidade 4, <text:span text:style-name="T14">ela é printada no terminal no mecanismo pre-order transversal:</text:span></text:p>
      <text:p text:style-name="P17"/>
      <text:p text:style-name="P19">&gt;&gt;É um ser vivo?</text:p>
      <text:p text:style-name="P19">&gt;&gt;martelo</text:p>
      <text:p text:style-name="P19">&gt;&gt;É um mamífero?</text:p>
      <text:p text:style-name="P19">&gt;&gt;cobra</text:p>
      <text:p text:style-name="P19">&gt;&gt;Ele é quadrúpede?</text:p>
      <text:p text:style-name="P19">&gt;&gt;humano</text:p>
      <text:p text:style-name="P19">&gt;&gt;zebra</text:p>
      <text:p text:style-name="P17"/>
      <text:p text:style-name="P19">Depois, é chamado a função de deletar a sub-árvore à direita do filho à direita da raiz, eliminando portanto <text:s text:c="2"/>uma sub-árvore de profundidade 3 (no caso a pergunta da árvore do exemplo de teste é “Ele é quadripete?”). O resultado sai como o esperado, eliminando o node</text:p>
      <text:p text:style-name="P19">da pergunta e os nodes respostas vinculados a ele:</text:p>
      <text:p text:style-name="P19"/>
      <text:p text:style-name="P20">&gt;&gt;É um ser vivo?</text:p>
      <text:p text:style-name="P20">&gt;&gt;martelo</text:p>
      <text:p text:style-name="P20">&gt;&gt;É um mamífero?</text:p>
      <text:p text:style-name="P20">&gt;&gt;cobra</text:p>
      <text:p text:style-name="P20"/>
      <text:p text:style-name="P7">(<text:span text:style-name="T18">I</text:span>V) Função save_game()</text:p>
      <text:p text:style-name="P7"/>
      <text:p text:style-name="P21">Recebe como parâmetros</text:p>
      <text:list xml:id="list2284481479141940398" text:style-name="L3">
        <text:list-item>
          <text:p text:style-name="P37">Nome do arquivo</text:p>
        </text:list-item>
      </text:list>
      <text:p text:style-name="P21"/>
      <text:p text:style-name="P29">Salvar a árvore</text:p>
      <text:p text:style-name="P29"/>
      <text:p text:style-name="P21">Uma mesma árvore ao teste anterior é formado. <text:s/><text:span text:style-name="T16">Ao se declarar uma string com o nome de arquivo teste “testar.txt”, a função save_game() da árvore é acionada. Desse modo, um arquivo de nome “testar.txt” é criado e salvo com as informações associadas à árvore. <text:s/>Para verificar o seu funcionamento, a função deve apresentar retorno 1 se ela funcionou. Além disso, verifica-se <text:s/>o arquivo gerado por esse processo, conferindo cada informação do jogo salvo às informações organizadas no arquivo(seguindo um padrão em que o primeiro campo corresponde ao índice do node; o segundo, o tipo de frase; o terceiro, a frase em si). Basta abrir o arquivo, para confirmar que os dados conferem.</text:span></text:p>
      <text:p text:style-name="P21"/>
      <text:p text:style-name="P8">(V) Função decodifica_nodes<text:span text:style-name="T17">()</text:span></text:p>
      <text:p text:style-name="P8"><text:soft-page-break/></text:p>
      <text:p text:style-name="P8"/>
      <text:p text:style-name="P22">Recebe como parâmetros</text:p>
      <text:list xml:id="list1707966498545047974" text:style-name="L4">
        <text:list-item>
          <text:p text:style-name="P38">ind_entrada, <text:span text:style-name="T17">string </text:span>correspondente ao indice do node</text:p>
        </text:list-item>
        <text:list-item>
          <text:p text:style-name="P39">tipo_entrada, string correspodente ao tipo de frase do node</text:p>
        </text:list-item>
        <text:list-item>
          <text:p text:style-name="P39">frase_entrada, string correspondente à frase em si</text:p>
        </text:list-item>
      </text:list>
      <text:p text:style-name="P21"/>
      <text:p text:style-name="P30">Decodificar o arquivo em árvore</text:p>
      <text:p text:style-name="P30"/>
      <text:p text:style-name="P23">A função testa a validez do mecanismo usado pela função da decodificação do arquivo em árvore, garantindo que cada atributo relacionado à árvore corresponda ao que está descrito no arquivo. <text:span text:style-name="T21">No caso, a frase contida na forma decodificada é extraída e diferenciada como um atributo isolado(ex. “resposta” e” humano” extraído).</text:span></text:p>
      <text:p text:style-name="P23"/>
      <text:p text:style-name="P9">(VI) <text:span text:style-name="T19">Função ler_arquivo()</text:span></text:p>
      <text:p text:style-name="P10"/>
      <text:p text:style-name="P25">Recebe como parâmetros</text:p>
      <text:list xml:id="list612636196943369170" text:style-name="L5">
        <text:list-item>
          <text:p text:style-name="P41">O nome_arquivo, o nome do arquivo que será carregado</text:p>
        </text:list-item>
      </text:list>
      <text:p text:style-name="P25"/>
      <text:p text:style-name="P31">Ler o arquivo</text:p>
      <text:p text:style-name="P31"/>
      <text:p text:style-name="P24"><text:span text:style-name="T19">O teste consiste em abrir o arquivo “testar.txt” anteriormente criado e a partir dela criar a árvore por meio da função ler_arquivo(). Depois, a árvore criada é salva no arquivo “Outro_jogo.txt”. A partir desses 2 arquivos, verifica-se a equivalência entre elas, já que ambas representam a mesma árvore. Desse modo, cada arquivo é aberto e cada linha é analisada entre ambas. Se houver divergência, algo inesperado e incorreto, o programa reporta erro. Porém, como requerido e esperado, a função não reportou erro, provando a <text:s/>validez tanto da função ler_arquivo quanto save_game. </text:span><text:span text:style-name="T20">Para uma maior veracidade, recomenda-se abrir cada arquivo txt mencionado e compará-las, e é verificado a equivalência.</text:span><text:span text:style-name="T19"> </text:span></text:p>
      <text:p text:style-name="P31"/>
      <text:p text:style-name="P10"/>
      <text:p text:style-name="P31"/>
      <text:p text:style-name="P23"/>
      <text:p text:style-name="P21"/>
      <text:p text:style-name="P20"/>
      <text:p text:style-name="P18"/>
      <text:p text:style-name="P19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23:00.936010611</meta:creation-date>
    <dc:date>2018-04-16T22:12:05.522965917</dc:date>
    <meta:editing-duration>PT48M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53" meta:word-count="794" meta:character-count="4783" meta:non-whitespace-character-count="4037"/>
  </office:meta>
</office:document-meta>
</file>